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officeooo:paragraph-rsid="00035096"/>
    </style:style>
    <style:style style:name="P4" style:family="paragraph" style:parent-style-name="Standard" style:list-style-name="L2">
      <style:text-properties officeooo:paragraph-rsid="00035096"/>
    </style:style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5"/>
    <style:style style:name="P8" style:family="paragraph" style:parent-style-name="Standard" style:list-style-name="L6"/>
    <style:style style:name="P9" style:family="paragraph" style:parent-style-name="Standard" style:list-style-name="L7"/>
    <style:style style:name="P10" style:family="paragraph" style:parent-style-name="Standard" style:list-style-name="L8"/>
    <style:style style:name="P11" style:family="paragraph" style:parent-style-name="Standard" style:list-style-name="L9"/>
    <style:style style:name="P12" style:family="paragraph" style:parent-style-name="Standard" style:list-style-name="L9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s/>Windows 1.x a 3.x (Interface gráfica inicial)</text:p>
      <text:p text:style-name="Standard"/>
      <text:list text:style-name="L1">
        <text:list-item>
          <text:p text:style-name="P2">Windows 1.0 (1985)</text:p>
          <text:p text:style-name="P2"/>
        </text:list-item>
        <text:list-item>
          <text:p text:style-name="P2">Windows 2.0 (1987)</text:p>
          <text:p text:style-name="P2"/>
        </text:list-item>
        <text:list-item>
          <text:p text:style-name="P3">Windows 3.0 / 3.1 / 3.11 (1990–1993)</text:p>
        </text:list-item>
      </text:list>
      <text:list text:style-name="L2">
        <text:list-item>
          <text:list>
            <text:list-item>
              <text:p text:style-name="P4"><text:span text:style-name="T1">Primeiros com GUI mais usada comercialmente</text:span></text:p>
            </text:list-item>
            <text:list-item>
              <text:p text:style-name="P4">Executados sobre MS-DOS</text:p>
            </text:list-item>
          </text:list>
        </text:list-item>
      </text:list>
      <text:p text:style-name="Standard"/>
      <text:p text:style-name="P1">2. <text:s/>Windows 9x (baseados em MS-DOS, para usuários domésticos)</text:p>
      <text:p text:style-name="Standard"/>
      <text:list text:style-name="L3">
        <text:list-item>
          <text:p text:style-name="P5">Windows 95 (1995)</text:p>
          <text:p text:style-name="P5"/>
        </text:list-item>
        <text:list-item>
          <text:p text:style-name="P5">Windows 98 / 98 SE (1998–1999)</text:p>
          <text:p text:style-name="P5"/>
        </text:list-item>
        <text:list-item>
          <text:p text:style-name="P5">Windows Me (Millennium Edition) (2000)</text:p>
        </text:list-item>
      </text:list>
      <text:p text:style-name="Standard"><text:span text:style-name="T2"/></text:p>
      <text:p text:style-name="P1">3. <text:s/>Windows NT (linha corporativa/profissional)</text:p>
      <text:p text:style-name="Standard"/>
      <text:list text:style-name="L4">
        <text:list-item>
          <text:p text:style-name="P6">Windows NT 3.1, 3.5, 3.51 (1993–1995)</text:p>
          <text:p text:style-name="P6"/>
        </text:list-item>
        <text:list-item>
          <text:p text:style-name="P6">Windows NT 4.0 (1996)</text:p>
        </text:list-item>
      </text:list>
      <text:p text:style-name="Standard"><text:span text:style-name="T2"/></text:p>
      <text:p text:style-name="P1">4. <text:s/>Windows 2000 e XP (unificação das linhas NT e 9x)</text:p>
      <text:p text:style-name="Standard"/>
      <text:list text:style-name="L5">
        <text:list-item>
          <text:p text:style-name="P7">Windows 2000 (2000) – voltado para empresas</text:p>
          <text:p text:style-name="P7"/>
        </text:list-item>
        <text:list-item>
          <text:p text:style-name="P7">Windows XP (Home, Professional, etc.) (2001)</text:p>
          <text:list>
            <text:list-item>
              <text:p text:style-name="P7"><text:span text:style-name="T1">Sucesso massivo, suporte até 2014</text:span></text:p>
            </text:list-item>
          </text:list>
        </text:list-item>
      </text:list>
      <text:p text:style-name="Standard"/>
      <text:p text:style-name="P1">5. <text:s/>Windows Vista e 7 (evolução do XP)</text:p>
      <text:p text:style-name="Standard"/>
      <text:list text:style-name="L6">
        <text:list-item>
          <text:p text:style-name="P8">Windows Vista (2007)</text:p>
          <text:list>
            <text:list-item>
              <text:p text:style-name="P8"><text:span text:style-name="T1">Interface Aero, problemas de desempenho</text:span></text:p>
            </text:list-item>
          </text:list>
          <text:p text:style-name="P8"/>
        </text:list-item>
        <text:list-item>
          <text:p text:style-name="P8">Windows 7 (2009)</text:p>
          <text:list>
            <text:list-item>
              <text:p text:style-name="P8">Muito bem recebido, substituto real do XP</text:p>
            </text:list-item>
          </text:list>
        </text:list-item>
      </text:list>
      <text:p text:style-name="Standard"><text:span text:style-name="T2"/></text:p>
      <text:p text:style-name="P1">6. <text:s/>Windows 8 e 8.1 (interface Metro, foco em toque)</text:p>
      <text:p text:style-name="Standard"/>
      <text:list text:style-name="L7">
        <text:list-item>
          <text:p text:style-name="P9">Windows 8 (2012)</text:p>
          <text:p text:style-name="P9"/>
        </text:list-item>
        <text:list-item>
          <text:p text:style-name="P9">Windows 8.1 (2013)</text:p>
          <text:list>
            <text:list-item>
              <text:p text:style-name="P9">Menu Iniciar removido (e depois parcialmente restaurado)</text:p>
            </text:list-item>
          </text:list>
        </text:list-item>
      </text:list>
      <text:p text:style-name="Standard"/>
      <text:p text:style-name="P1">7. <text:s/>Windows 10 (plataforma unificada)</text:p>
      <text:p text:style-name="Standard"/>
      <text:list text:style-name="L8">
        <text:list-item>
          <text:p text:style-name="P10">Windows 10 (2015)</text:p>
          <text:list>
            <text:list-item>
              <text:p text:style-name="P10"><text:span text:style-name="T1">Atualizações contínuas</text:span></text:p>
            </text:list-item>
            <text:list-item>
              <text:p text:style-name="P10"><text:soft-page-break/>Versões: Home, Pro, Enterprise, Education, etc.</text:p>
            </text:list-item>
          </text:list>
        </text:list-item>
      </text:list>
      <text:p text:style-name="Standard"/>
      <text:p text:style-name="P1">8. <text:s/>Windows 11 (interface modernizada, foco em produtividade)</text:p>
      <text:p text:style-name="Standard"/>
      <text:list text:style-name="L9">
        <text:list-item>
          <text:p text:style-name="P11">Windows 11 (2021)</text:p>
          <text:list>
            <text:list-item>
              <text:p text:style-name="P12"><text:span text:style-name="T1">Design mais arredondado e moderno</text:span></text:p>
            </text:list-item>
            <text:list-item>
              <text:p text:style-name="P11">Novos requisitos de hardware (como TPM 2.0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0T11:03:05.354000000</meta:creation-date>
    <dc:date>2025-04-16T10:18:30.504000000</dc:date>
    <meta:editing-duration>PT15M7S</meta:editing-duration>
    <meta:editing-cycles>2</meta:editing-cycles>
    <meta:generator>LibreOffice/24.8.5.2$Windows_X86_64 LibreOffice_project/fddf2685c70b461e7832239a0162a77216259f22</meta:generator>
    <meta:document-statistic meta:table-count="0" meta:image-count="0" meta:object-count="0" meta:page-count="2" meta:paragraph-count="42" meta:word-count="221" meta:character-count="1218" meta:non-whitespace-character-count="1059"/>
  </office:meta>
</office:document-meta>
</file>